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0pt" officeooo:rsid="0007c5c5" officeooo:paragraph-rsid="0007c5c5" style:font-size-asian="10pt" style:font-size-complex="10pt"/>
    </style:style>
    <style:style style:name="P3" style:family="paragraph" style:parent-style-name="Standard">
      <style:text-properties style:font-name="Verdana" fo:font-size="10pt" officeooo:paragraph-rsid="0007c5c5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Heading_20_1">
      <style:text-properties officeooo:rsid="0007c5c5" officeooo:paragraph-rsid="0007c5c5"/>
    </style:style>
    <style:style style:name="P6" style:family="paragraph" style:parent-style-name="Text_20_body">
      <style:text-properties officeooo:rsid="000cf288" officeooo:paragraph-rsid="000cf288"/>
    </style:style>
    <style:style style:name="P7" style:family="paragraph" style:parent-style-name="Text_20_body">
      <style:text-properties officeooo:rsid="0007c5c5" officeooo:paragraph-rsid="000cf288"/>
    </style:style>
    <style:style style:name="P8" style:family="paragraph" style:parent-style-name="Text_20_body">
      <style:text-properties officeooo:paragraph-rsid="000ec8a5"/>
    </style:style>
    <style:style style:name="P9" style:family="paragraph" style:parent-style-name="Heading_20_2">
      <style:text-properties officeooo:rsid="000cf288"/>
    </style:style>
    <style:style style:name="P10" style:family="paragraph" style:parent-style-name="Heading_20_2">
      <style:text-properties officeooo:rsid="000cf288" officeooo:paragraph-rsid="000ec8a5"/>
    </style:style>
    <style:style style:name="P11" style:family="paragraph" style:parent-style-name="Heading_20_2">
      <style:text-properties officeooo:paragraph-rsid="000cf288"/>
    </style:style>
    <style:style style:name="T1" style:family="text">
      <style:text-properties officeooo:rsid="000cf288"/>
    </style:style>
    <style:style style:name="T2" style:family="text">
      <style:text-properties officeooo:rsid="000ec8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nunciado</text:h>
      <text:h text:style-name="P10" text:outline-level="2"><text:span text:style-name="T2">Precondición</text:span></text:h>
      <text:p text:style-name="P8"><text:span text:style-name="T2">Nivel 1 completado.</text:span></text:p>
      <text:h text:style-name="P9" text:outline-level="2">Contexto</text:h>
      <text:p text:style-name="P6">Se desea desarrollar un editor de tableros para la BatallaEspacial, que pueda ser ejecutado como un opción de menú del propio juego. El editor debe permitir agregar y quitar elementos (asteroides, bases y contenedores) al tablero, editar un nuevo tablero, y guardar el tablero editado.</text:p>
      <text:h text:style-name="P9" text:outline-level="2">Objetivo</text:h>
      <text:p text:style-name="P6">El requerimiento esencial consiste en modificar la aplicación para agregar la funcionalidad deseada utilizando el modelo de objetos existente.</text:p>
      <text:p text:style-name="P7"/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s" style:country-asian="AR" style:font-size-complex="12pt" style:language-complex="es" style:country-complex="A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1" style:font-size-asian="12pt" style:language-asian="es" style:country-asian="AR" style:font-name-complex="Tahoma" style:font-size-complex="12pt" style:language-complex="es" style:country-complex="A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1.499cm" style:auto-text-indent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ódigo" style:family="paragraph" style:parent-style-name="Standard">
      <style:paragraph-properties fo:margin-left="2cm" fo:margin-right="0cm" fo:text-indent="0cm" style:auto-text-indent="false"/>
      <style:text-properties style:font-name="DejaVu Sans Mono" fo:font-size="8pt" style:font-size-asian="12pt" style:font-name-complex="Courier New1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cida Sans Unicode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Lucida Sans Unicode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Esquema_20_4" style:display-name="Esquema 4" style:family="paragraph" style:parent-style-name="Esquema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cm" fo:margin-right="0cm" fo:margin-top="0.282cm" fo:margin-bottom="0cm" style:line-height-at-least="4.138cm" fo:text-align="start" style:justify-single-word="false" fo:text-indent="0cm" style:auto-text-indent="false" style:text-autospace="none" style:writing-mode="lr-tb">
        <style:tab-stops>
          <style:tab-stop style:position="0.083cm"/>
          <style:tab-stop style:position="1.332cm"/>
          <style:tab-stop style:position="2.579cm"/>
          <style:tab-stop style:position="3.828cm"/>
          <style:tab-stop style:position="5.075cm"/>
          <style:tab-stop style:position="6.324cm"/>
          <style:tab-stop style:position="7.571cm"/>
          <style:tab-stop style:position="8.819cm"/>
          <style:tab-stop style:position="10.067cm"/>
          <style:tab-stop style:position="11.315cm"/>
          <style:tab-stop style:position="12.562cm"/>
          <style:tab-stop style:position="13.811cm"/>
          <style:tab-stop style:position="15.058cm"/>
          <style:tab-stop style:position="16.307cm"/>
          <style:tab-stop style:position="17.554cm"/>
          <style:tab-stop style:position="18.803cm"/>
          <style:tab-stop style:position="20.05cm"/>
          <style:tab-stop style:position="21.297cm"/>
          <style:tab-stop style:position="22.546cm"/>
          <style:tab-stop style:position="23.795cm"/>
        </style:tab-stops>
      </style:paragraph-properties>
      <style:text-properties fo:color="#ffffff" style:text-outline="false" style:text-line-through-style="none" style:font-name="Osaka" fo:font-size="32pt" fo:font-style="normal" fo:text-shadow="none" style:text-underline-style="none" fo:font-weight="normal" style:letter-kerning="true" style:font-name-asian="Osaka" style:font-size-asian="32pt" style:font-style-asian="normal" style:font-weight-asian="normal" style:font-name-complex="Osaka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style:line-height-at-least="3.593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style:line-height-at-least="3.071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style:line-height-at-least="2.551cm"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062cm"/>
          <style:tab-stop style:position="2.311cm"/>
          <style:tab-stop style:position="3.558cm"/>
          <style:tab-stop style:position="4.807cm"/>
          <style:tab-stop style:position="6.054cm"/>
          <style:tab-stop style:position="7.303cm"/>
          <style:tab-stop style:position="8.55cm"/>
          <style:tab-stop style:position="9.798cm"/>
          <style:tab-stop style:position="11.045cm"/>
          <style:tab-stop style:position="12.294cm"/>
          <style:tab-stop style:position="13.541cm"/>
          <style:tab-stop style:position="14.79cm"/>
          <style:tab-stop style:position="16.037cm"/>
          <style:tab-stop style:position="17.286cm"/>
          <style:tab-stop style:position="18.533cm"/>
          <style:tab-stop style:position="19.782cm"/>
          <style:tab-stop style:position="21.029cm"/>
          <style:tab-stop style:position="22.276cm"/>
          <style:tab-stop style:position="23.5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line-height-at-least="5.165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Osaka" fo:font-size="40pt" fo:font-style="normal" fo:text-shadow="none" style:text-underline-style="none" fo:font-weight="normal" style:letter-kerning="true" style:font-name-asian="Osaka" style:font-size-asian="40pt" style:font-style-asian="normal" style:font-weight-asian="normal" style:font-name-complex="Osaka" style:font-size-complex="4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.194cm" fo:margin-right="0cm" fo:margin-top="0.282cm" fo:margin-bottom="0cm" style:line-height-at-least="4.138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053cm"/>
          <style:tab-stop style:position="2.302cm"/>
          <style:tab-stop style:position="3.549cm"/>
          <style:tab-stop style:position="4.798cm"/>
          <style:tab-stop style:position="6.045cm"/>
          <style:tab-stop style:position="7.294cm"/>
          <style:tab-stop style:position="8.541cm"/>
          <style:tab-stop style:position="9.79cm"/>
          <style:tab-stop style:position="11.037cm"/>
          <style:tab-stop style:position="12.285cm"/>
          <style:tab-stop style:position="13.533cm"/>
          <style:tab-stop style:position="14.781cm"/>
          <style:tab-stop style:position="16.028cm"/>
          <style:tab-stop style:position="17.277cm"/>
          <style:tab-stop style:position="18.524cm"/>
          <style:tab-stop style:position="19.773cm"/>
          <style:tab-stop style:position="21.02cm"/>
          <style:tab-stop style:position="22.269cm"/>
          <style:tab-stop style:position="23.516cm"/>
          <style:tab-stop style:position="24.765cm"/>
        </style:tab-stops>
      </style:paragraph-properties>
      <style:text-properties fo:color="#ffffff" style:text-outline="false" style:text-line-through-style="none" style:font-name="Osaka" fo:font-size="32pt" fo:font-style="normal" fo:text-shadow="none" style:text-underline-style="none" fo:font-weight="normal" style:letter-kerning="true" style:font-name-asian="Osaka" style:font-size-asian="32pt" style:font-style-asian="normal" style:font-weight-asian="normal" style:font-name-complex="Osaka" style:font-size-complex="32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ffffff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2_7e_LT_7e_Gliederung_20_3" style:display-name="Título2~LT~Gliederung 3" style:family="paragraph" style:parent-style-name="Título2_7e_LT_7e_Gliederung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2_7e_LT_7e_Gliederung_20_4" style:display-name="Título2~LT~Gliederung 4" style:family="paragraph" style:parent-style-name="Título2_7e_LT_7e_Gliederung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bddc3" style:text-outline="false" style:text-line-through-style="none" style:font-name="Lucida Sans Unicode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94cm" fo:margin-bottom="0cm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3_7e_LT_7e_Gliederung_20_3" style:display-name="Título3~LT~Gliederung 3" style:family="paragraph" style:parent-style-name="Título3_7e_LT_7e_Gliederung_20_2">
      <style:paragraph-properties fo:margin-top="0.176cm" fo:margin-bottom="0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3_7e_LT_7e_Gliederung_20_4" style:display-name="Título3~LT~Gliederung 4" style:family="paragraph" style:parent-style-name="Título3_7e_LT_7e_Gliederung_20_3">
      <style:paragraph-properties fo:margin-top="0.141cm" fo:margin-bottom="0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font-name="Lucida Sans Unicode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29pt" fo:font-style="normal" fo:text-shadow="none" style:text-underline-style="none" fo:font-weight="normal" style:letter-kerning="true" style:font-name-asian="Lucida Sans Unicode" style:font-size-asian="29pt" style:font-style-asian="normal" style:font-weight-asian="normal" style:font-name-complex="Lucida Sans Unicode" style:font-size-complex="29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Codigo" style:family="paragraph" style:parent-style-name="Text_20_body">
      <style:paragraph-properties fo:margin-left="1.499cm" fo:margin-right="0cm" fo:text-align="start" style:justify-single-word="false" fo:text-indent="0cm" style:auto-text-indent="false"/>
      <style:text-properties style:font-name="Courier New" fo:font-size="9pt" style:font-size-asian="9pt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strucción" style:family="text">
      <style:text-properties style:font-name="Courier New1" fo:font-size="12pt" fo:language="en" fo:country="US" style:language-asian="en" style:country-asian="US" style:font-name-complex="Courier New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text:style-name="RTF_5f_Num_20_2_20_2" style:num-suffix="." style:num-format="1">
        <style:list-level-properties text:space-before="0.635cm" text:min-label-width="0.635cm"/>
      </text:list-level-style-number>
      <text:list-level-style-number text:level="3" text:style-name="RTF_5f_Num_20_2_20_3" style:num-suffix="." style:num-format="1">
        <style:list-level-properties text:space-before="1.27cm" text:min-label-width="0.635cm"/>
      </text:list-level-style-number>
      <text:list-level-style-number text:level="4" text:style-name="RTF_5f_Num_20_2_20_4" style:num-suffix="." style:num-format="1">
        <style:list-level-properties text:space-before="1.905cm" text:min-label-width="0.635cm"/>
      </text:list-level-style-number>
      <text:list-level-style-number text:level="5" text:style-name="RTF_5f_Num_20_2_20_5" style:num-suffix="." style:num-format="1">
        <style:list-level-properties text:space-before="2.54cm" text:min-label-width="0.635cm"/>
      </text:list-level-style-number>
      <text:list-level-style-number text:level="6" text:style-name="RTF_5f_Num_20_2_20_6" style:num-suffix="." style:num-format="1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1">
        <style:list-level-properties text:space-before="4.445cm" text:min-label-width="0.635cm"/>
      </text:list-level-style-number>
      <text:list-level-style-number text:level="9" text:style-name="RTF_5f_Num_20_2_20_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7.717cm" style:rel-column-width="29751*"/>
    </style:style>
    <style:style style:name="Tabla4.B" style:family="table-column">
      <style:table-column-properties style:column-width="9.283cm" style:rel-column-width="35784*"/>
    </style:style>
    <style:style style:name="Tabla4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10pt" officeooo:rsid="0007c5c5" officeooo:paragraph-rsid="0007c5c5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MP3" style:family="paragraph" style:parent-style-name="Standard">
      <style:text-properties style:font-name="Verdana" fo:font-size="10pt" officeooo:paragraph-rsid="0007c5c5" style:font-size-asian="10pt" style:font-size-complex="10pt"/>
    </style:style>
    <style:style style:name="MP4" style:family="paragraph" style:parent-style-name="Standard">
      <style:text-properties style:font-name="Verdana"/>
    </style:style>
    <style:style style:name="MT1" style:family="text">
      <style:text-properties officeooo:rsid="000cf2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Herencia y Polimorfismo</text:p>
            </table:table-cell>
            <table:table-cell table:style-name="Tabla4.A1" office:value-type="string">
              <text:p text:style-name="MP2">Plataforma Educativa</text:p>
            </table:table-cell>
          </table:table-row>
          <table:table-row>
            <table:table-cell table:style-name="Tabla4.A1" office:value-type="string">
              <text:p text:style-name="MP3">Enunciado</text:p>
            </table:table-cell>
            <table:table-cell table:style-name="Tabla4.A1" office:value-type="string">
              <text:p text:style-name="MP2">Batalla Espacial 2.0</text:p>
            </table:table-cell>
          </table:table-row>
          <table:table-row>
            <table:table-cell table:style-name="Tabla4.A1" office:value-type="string">
              <text:p text:style-name="MP1">Nivel <text:span text:style-name="MT1">2</text:span>: <text:span text:style-name="MT1">Editor de Tableros</text:span></text:p>
            </table:table-cell>
            <table:table-cell table:style-name="Tabla4.A1" office:value-type="string">
              <text:p text:style-name="MP2"/>
            </table:table-cell>
          </table:table-row>
        </table:table>
        <text:p text:style-name="MP4"/>
      </style:header>
      <style:footer>
        <text:p text:style-name="Footer"><text:page-number text:select-page="current">1</text:page-number> de <text:page-count>1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Diego Fontdevila</meta:initial-creator>
    <meta:creation-date>2008-03-30T10:56:11</meta:creation-date>
    <dc:creator>Mariano Tugnarelli</dc:creator>
    <dc:date>2014-07-23T18:39:02</dc:date>
    <meta:editing-cycles>104</meta:editing-cycles>
    <meta:editing-duration>PT22H19M47S</meta:editing-duration>
    <meta:document-statistic meta:table-count="1" meta:image-count="0" meta:object-count="0" meta:page-count="1" meta:paragraph-count="13" meta:word-count="88" meta:character-count="588"/>
    <meta:user-defined meta:name="Info 1"/>
    <meta:user-defined meta:name="Info 2"/>
    <meta:user-defined meta:name="Info 3"/>
    <meta:user-defined meta:name="Info 4"/>
  </office:meta>
</office:document-meta>
</file>